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ff48" officeooo:paragraph-rsid="0000ff48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00ff48" officeooo:paragraph-rsid="0000ff48"/>
    </style:style>
    <style:style style:name="P3" style:family="paragraph" style:parent-style-name="Standard">
      <style:paragraph-properties fo:margin-left="2.501cm" fo:margin-right="0cm" fo:text-indent="0cm" style:auto-text-indent="false"/>
      <style:text-properties officeooo:rsid="0000ff48" officeooo:paragraph-rsid="0000ff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. Le concept de culture</text:p>
      <text:p text:style-name="P1"/>
      <text:p text:style-name="P1">1. Trouver des expressions avec le mot « culture »</text:p>
      <text:p text:style-name="P1">2. Distinguer les grandes significations du concept, et définir chacune</text:p>
      <text:p text:style-name="P2">- La culture personnelle (= un ensemble de connaissances générales acquises)</text:p>
      <text:p text:style-name="P2">- La culture au sens anthropologique</text:p>
      <text:p text:style-name="P2">- La culture au sens philosophique</text:p>
      <text:p text:style-name="P3">Ex : l</text:p>
      <text:p text:style-name="P1">3. Découverte des culture : q sens impliqué ? (sens anthropologique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1T09:19:26.787000000</meta:creation-date>
    <dc:date>2022-09-11T09:33:14.156000000</dc:date>
    <meta:editing-duration>PT13M47S</meta:editing-duration>
    <meta:editing-cycles>1</meta:editing-cycles>
    <meta:document-statistic meta:table-count="0" meta:image-count="0" meta:object-count="0" meta:page-count="1" meta:paragraph-count="8" meta:word-count="62" meta:character-count="365" meta:non-whitespace-character-count="311"/>
    <meta:generator>LibreOffice/7.3.1.3$Windows_X86_64 LibreOffice_project/a69ca51ded25f3eefd52d7bf9a5fad8c90b87951</meta:generator>
  </office:meta>
</office:document-meta>
</file>